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bfe" officeooo:paragraph-rsid="00070bfe"/>
    </style:style>
    <style:style style:name="P2" style:family="paragraph" style:parent-style-name="Standard">
      <style:text-properties officeooo:rsid="00084ffe" officeooo:paragraph-rsid="00084ffe"/>
    </style:style>
    <style:style style:name="P3" style:family="paragraph" style:parent-style-name="Standard">
      <style:text-properties officeooo:rsid="00098682" officeooo:paragraph-rsid="00098682"/>
    </style:style>
    <style:style style:name="P4" style:family="paragraph" style:parent-style-name="Standard">
      <style:text-properties officeooo:rsid="0018f3c6" officeooo:paragraph-rsid="0018f3c6"/>
    </style:style>
    <style:style style:name="P5" style:family="paragraph" style:parent-style-name="Standard" style:list-style-name="L1">
      <style:text-properties officeooo:rsid="00070bfe" officeooo:paragraph-rsid="00070bfe"/>
    </style:style>
    <style:style style:name="P6" style:family="paragraph" style:parent-style-name="Standard" style:list-style-name="L2">
      <style:text-properties officeooo:rsid="00070bfe" officeooo:paragraph-rsid="00070bfe"/>
    </style:style>
    <style:style style:name="P7" style:family="paragraph" style:parent-style-name="Standard" style:list-style-name="L3">
      <style:text-properties officeooo:rsid="00084ffe" officeooo:paragraph-rsid="00084ffe"/>
    </style:style>
    <style:style style:name="P8" style:family="paragraph" style:parent-style-name="Standard" style:list-style-name="L4">
      <style:text-properties officeooo:rsid="00098682" officeooo:paragraph-rsid="00098682"/>
    </style:style>
    <style:style style:name="P9" style:family="paragraph" style:parent-style-name="Standard" style:list-style-name="L4">
      <style:text-properties officeooo:rsid="00098682" officeooo:paragraph-rsid="001b8546"/>
    </style:style>
    <style:style style:name="P10" style:family="paragraph" style:parent-style-name="Standard" style:list-style-name="L4">
      <style:text-properties officeooo:rsid="000fd7e7" officeooo:paragraph-rsid="000fd7e7"/>
    </style:style>
    <style:style style:name="P11" style:family="paragraph" style:parent-style-name="Standard" style:list-style-name="L4">
      <style:text-properties officeooo:rsid="000b3f99" officeooo:paragraph-rsid="000b3f99"/>
    </style:style>
    <style:style style:name="P12" style:family="paragraph" style:parent-style-name="Standard" style:list-style-name="L4">
      <style:text-properties officeooo:rsid="000b88b3" officeooo:paragraph-rsid="000b88b3"/>
    </style:style>
    <style:style style:name="P13" style:family="paragraph" style:parent-style-name="Standard" style:list-style-name="L4">
      <style:text-properties officeooo:rsid="000d2cbe" officeooo:paragraph-rsid="000d2cbe"/>
    </style:style>
    <style:style style:name="P14" style:family="paragraph" style:parent-style-name="Standard">
      <style:text-properties officeooo:rsid="0018f3c6" officeooo:paragraph-rsid="0018f3c6"/>
    </style:style>
    <style:style style:name="P15" style:family="paragraph" style:parent-style-name="Standard">
      <style:text-properties officeooo:rsid="001ae382" officeooo:paragraph-rsid="001ae382"/>
    </style:style>
    <style:style style:name="P16" style:family="paragraph" style:parent-style-name="Standard">
      <style:text-properties officeooo:rsid="001b8546" officeooo:paragraph-rsid="001b854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635c"/>
    </style:style>
    <style:style style:name="T4" style:family="text">
      <style:text-properties officeooo:rsid="000d2cbe"/>
    </style:style>
    <style:style style:name="T5" style:family="text">
      <style:text-properties officeooo:rsid="000fb8f5"/>
    </style:style>
    <style:style style:name="T6" style:family="text">
      <style:text-properties officeooo:rsid="00113327"/>
    </style:style>
    <style:style style:name="T7" style:family="text">
      <style:text-properties officeooo:rsid="00125a4c"/>
    </style:style>
    <style:style style:name="T8" style:family="text">
      <style:text-properties officeooo:rsid="001360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7</text:p>
      <text:p text:style-name="P1"/>
      <text:p text:style-name="P1">Breach adder</text:p>
      <text:list xml:id="list2482476409" text:style-name="L1">
        <text:list-item>
          <text:p text:style-name="P5">from 1<text:span text:style-name="T1">st</text:span> to 10<text:span text:style-name="T1">th</text:span> of each month</text:p>
        </text:list-item>
        <text:list-item>
          <text:p text:style-name="P5">trade at close of US</text:p>
        </text:list-item>
        <text:list-item>
          <text:p text:style-name="P5">for flat names only</text:p>
        </text:list-item>
        <text:list-item>
          <text:p text:style-name="P5">put on position consistent with yDev mDev, against dayDev</text:p>
        </text:list-item>
      </text:list>
      <text:p text:style-name="P1"/>
      <text:p text:style-name="P1"/>
      <text:p text:style-name="P1">Breach cutter</text:p>
      <text:list xml:id="list2546701284" text:style-name="L2">
        <text:list-item>
          <text:p text:style-name="P6">every day at US close</text:p>
        </text:list-item>
        <text:list-item>
          <text:p text:style-name="P6">if against <text:span text:style-name="T2">either</text:span> yDev or mDev, exit position, if against both yDev mDev, flip position.</text:p>
        </text:list-item>
      </text:list>
      <text:p text:style-name="P1"/>
      <text:p text:style-name="P2">Breach Dev Trader</text:p>
      <text:list xml:id="list2637975576" text:style-name="L3">
        <text:list-item>
          <text:p text:style-name="P7">live price crosses mOpen, causing breach, close out pos/flip (based on yDev)</text:p>
        </text:list-item>
      </text:list>
      <text:p text:style-name="Standard"/>
      <text:p text:style-name="Standard"/>
      <text:p text:style-name="Standard"/>
      <text:p text:style-name="P3">2.27 Market</text:p>
      <text:list xml:id="list2075936540" text:style-name="L4">
        <text:list-item>
          <text:p text:style-name="P8">ytd pm was -1%, today’s first 20 minutes was solid <text:span text:style-name="T4">(100% &gt; Open)</text:span></text:p>
        </text:list-item>
        <text:list-item>
          <text:p text:style-name="P9"><text:span text:style-name="T5">today </text:span>PM rally came a bit t</text:p>
        </text:list-item>
        <text:list-item>
          <text:p text:style-name="P9"/>
        </text:list-item>
        <text:list-item>
          <text:p text:style-name="P9">oo quick, first 30 <text:span text:style-name="T5">minute </text:span>rallied <text:span text:style-name="T5">to 12750.</text:span></text:p>
        </text:list-item>
        <text:list-item>
          <text:p text:style-name="P8">started crashing down, breaking pmOpen and open</text:p>
        </text:list-item>
        <text:list-item>
          <text:p text:style-name="P8">monthEnd effect, liquidating preference of funds and investors, <text:span text:style-name="T8">lot of crashes happen at beginning and end of months. (20151127, 2016,2,25, etc)</text:span></text:p>
        </text:list-item>
        <text:list-item>
          <text:p text:style-name="P8">expiry effect – today is options and futures expiry, <text:span text:style-name="T7">selloff might be due to price manipulation</text:span></text:p>
        </text:list-item>
        <text:list-item>
          <text:p text:style-name="P10">vol is very high – expiring atm vol at 30v. <text:span text:style-name="T6">High vol not conducive to stable price movements.</text:span></text:p>
        </text:list-item>
        <text:list-item>
          <text:p text:style-name="P11">Selloff which began at 1:30 mostly done by institution<text:span text:style-name="T3">als</text:span></text:p>
        </text:list-item>
        <text:list-item>
          <text:p text:style-name="P12">after close bring futures delta back inline with usual, attribute the loss to probablistic event</text:p>
          <text:p text:style-name="P13"/>
        </text:list-item>
      </text:list>
      <text:p text:style-name="P4">IB fails on SGX expiries. </text:p>
      <text:p text:style-name="P4">This show you cannot fully trust the execution capabilities of a software, it will fail whenever.</text:p>
      <text:p text:style-name="P4"/>
      <text:p text:style-name="P4"/>
      <text:p text:style-name="P15">2.28</text:p>
      <text:p text:style-name="P15">Keep in mind of IB glitch costing you 10k. </text:p>
      <text:p text:style-name="P16">Always prepare for such glitches, dont put on delta that you cannot leave overnight.</text:p>
      <text:p text:style-name="P16">The presence of glitch actually teaches you to be more responsible with your delta.</text:p>
      <text:p text:style-name="P16"/>
      <text:p text:style-name="P15"/>
      <text:p text:style-name="P15"/>
      <text:p text:style-name="P15"/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40:06.007853026</meta:creation-date>
    <meta:generator>LibreOffice/6.0.7.3$Linux_X86_64 LibreOffice_project/00m0$Build-3</meta:generator>
    <dc:date>2019-02-28T08:39:04.336754744</dc:date>
    <meta:editing-duration>PT6H21M58S</meta:editing-duration>
    <meta:editing-cycles>20</meta:editing-cycles>
    <meta:document-statistic meta:table-count="0" meta:image-count="0" meta:object-count="0" meta:page-count="1" meta:paragraph-count="28" meta:word-count="255" meta:character-count="1406" meta:non-whitespace-character-count="1191"/>
  </office:meta>
</office:document-meta>
</file>